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wiss" style:font-pitch="variable"/>
    <style:font-face style:name="Nimbus Sans L2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2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marker-end="Arrow" draw:fill="solid" draw:fill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77cm"/>
    </style:style>
    <style:style style:name="gr5" style:family="graphic" style:parent-style-name="objectwithoutfill">
      <style:graphic-properties draw:marker-end="Arrowheads_20_1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fo:min-height="0.5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nconsolata1" fo:font-size="12pt"/>
    </style:style>
    <style:style style:name="P3" style:family="paragraph">
      <style:paragraph-properties fo:text-align="center"/>
      <style:text-properties style:font-name="DejaVu Sans" fo:font-size="10pt" style:font-size-asian="10pt" style:font-size-complex="10pt"/>
    </style:style>
    <style:style style:name="P4" style:family="paragraph">
      <style:text-properties style:font-name="Inconsolata1" fo:font-size="10pt" style:font-size-asian="10pt" style:font-size-complex="10pt"/>
    </style:style>
    <style:style style:name="T1" style:family="text">
      <style:text-properties style:font-name="Inconsolata1" fo:font-size="12pt"/>
    </style:style>
    <style:style style:name="T2" style:family="text">
      <style:text-properties style:font-name="Inconsolata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557cm" svg:height="0.779cm" svg:x="8.122cm" svg:y="2.686cm">
          <draw:text-box>
            <text:p text:style-name="P1"><text:span text:style-name="T1">Aufgabe01.java : main()</text:span></text:p>
          </draw:text-box>
        </draw:frame>
        <draw:frame draw:style-name="gr1" draw:text-style-name="P2" xml:id="id1" draw:id="id1" draw:layer="layout" svg:width="5.557cm" svg:height="0.779cm" svg:x="8.122cm" svg:y="4.686cm">
          <draw:text-box>
            <text:p text:style-name="P1"><text:span text:style-name="T1">TastaturEingabe.java</text:span></text:p>
          </draw:text-box>
        </draw:frame>
        <draw:frame draw:style-name="gr1" draw:text-style-name="P2" xml:id="id3" draw:id="id3" draw:layer="layout" svg:width="5.557cm" svg:height="0.779cm" svg:x="8.122cm" svg:y="6.686cm">
          <draw:text-box>
            <text:p text:style-name="P1"><text:span text:style-name="T1">Fenster.java</text:span></text:p>
          </draw:text-box>
        </draw:frame>
        <draw:line draw:style-name="gr2" draw:text-style-name="P1" draw:layer="layout" svg:x1="10.652cm" svg:y1="3.413cm" svg:x2="10.652cm" svg:y2="4.556cm">
          <text:p/>
        </draw:line>
        <draw:line draw:style-name="gr2" draw:text-style-name="P3" draw:layer="layout" svg:x1="10.652cm" svg:y1="5.314cm" svg:x2="10.652cm" svg:y2="6.715cm">
          <text:p/>
        </draw:line>
        <draw:connector draw:style-name="gr3" draw:text-style-name="P1" draw:layer="layout" svg:x1="8.122cm" svg:y1="5.075cm" svg:x2="8.123cm" svg:y2="9.076cm" draw:start-shape="id1" draw:end-shape="id2" draw:end-glue-point="3" svg:d="m8122 5075h-500v4001h501" svg:viewBox="0 0 502 4002">
          <text:p/>
        </draw:connector>
        <draw:frame draw:style-name="gr4" draw:text-style-name="P4" draw:layer="layout" svg:width="0.954cm" svg:height="0.611cm" svg:x="10.714cm" svg:y="5.499cm">
          <draw:text-box>
            <text:p><text:span text:style-name="T2">OK</text:span></text:p>
          </draw:text-box>
        </draw:frame>
        <draw:frame draw:style-name="gr4" draw:text-style-name="P4" draw:layer="layout" svg:width="3.774cm" svg:height="1.331cm" svg:x="3.794cm" svg:y="6.322cm">
          <draw:text-box>
            <text:p text:style-name="P1"><text:span text:style-name="T2">NOK</text:span></text:p>
            <text:p><text:span text:style-name="T2">→ </text:span><text:span text:style-name="T2">Fehlermeldung</text:span></text:p>
            <text:p><text:span text:style-name="T2">(keine Exception!)</text:span></text:p>
          </draw:text-box>
        </draw:frame>
        <draw:frame draw:style-name="gr1" draw:text-style-name="P2" xml:id="id2" draw:id="id2" draw:layer="layout" svg:width="5.557cm" svg:height="0.779cm" svg:x="8.123cm" svg:y="8.687cm">
          <draw:text-box>
            <text:p text:style-name="P1"><text:span text:style-name="T1">Fenster.java</text:span></text:p>
          </draw:text-box>
        </draw:frame>
        <draw:line draw:style-name="gr2" draw:text-style-name="P3" draw:layer="layout" svg:x1="10.652cm" svg:y1="7.315cm" svg:x2="10.652cm" svg:y2="8.716cm">
          <text:p/>
        </draw:line>
        <draw:frame draw:style-name="gr4" draw:text-style-name="P4" draw:layer="layout" svg:width="3.24cm" svg:height="0.611cm" svg:x="10.714cm" svg:y="7.5cm">
          <draw:text-box>
            <text:p><text:span text:style-name="T2">Schließen-Knopf</text:span></text:p>
          </draw:text-box>
        </draw:frame>
        <draw:connector draw:style-name="gr5" draw:text-style-name="P1" draw:layer="layout" draw:type="curve" svg:x1="13.679cm" svg:y1="5.075cm" svg:x2="13.679cm" svg:y2="7.075cm" draw:start-shape="id1" draw:start-glue-point="1" draw:end-shape="id3" draw:end-glue-point="1" svg:d="m13679 5075c750 0 750 2000 0 2000" svg:viewBox="0 0 564 2001">
          <text:p/>
        </draw:connector>
        <draw:frame draw:style-name="gr4" draw:text-style-name="P4" draw:layer="layout" svg:width="4.909cm" svg:height="0.971cm" svg:x="15.014cm" svg:y="5.7cm">
          <draw:text-box>
            <text:p><text:span text:style-name="T2">Neue Eingabe</text:span></text:p>
            <text:p><text:span text:style-name="T2">→ </text:span><text:span text:style-name="T2">Fenster Aktualisierung</text:span></text:p>
          </draw:text-box>
        </draw:frame>
        <draw:frame draw:style-name="gr6" draw:text-style-name="P2" draw:layer="layout" svg:width="5.557cm" svg:height="0.779cm" svg:x="3.124cm" svg:y="16.688cm">
          <draw:text-box>
            <text:p text:style-name="P1"><text:span text:style-name="T1">ReifeDiagramm.java</text:span></text:p>
          </draw:text-box>
        </draw:frame>
        <draw:frame draw:style-name="gr6" draw:text-style-name="P2" draw:layer="layout" svg:width="5.557cm" svg:height="0.779cm" svg:x="11.125cm" svg:y="16.689cm">
          <draw:text-box>
            <text:p text:style-name="P1"><text:span text:style-name="T1">Legende.java</text:span></text:p>
          </draw:text-box>
        </draw:frame>
        <draw:frame draw:style-name="gr6" draw:text-style-name="P2" draw:layer="layout" svg:width="5.557cm" svg:height="0.779cm" svg:x="7.125cm" svg:y="14.689cm">
          <draw:text-box>
            <text:p text:style-name="P1"><text:span text:style-name="T1">Fenster.java</text:span></text:p>
          </draw:text-box>
        </draw:frame>
        <draw:frame draw:style-name="gr6" draw:text-style-name="P2" draw:layer="layout" svg:width="5.557cm" svg:height="0.779cm" svg:x="7.126cm" svg:y="12.69cm">
          <draw:text-box>
            <text:p text:style-name="P1"><text:span text:style-name="T1">Aufgabe01.java</text:span></text:p>
          </draw:text-box>
        </draw:frame>
        <draw:line draw:style-name="gr2" draw:text-style-name="P1" draw:layer="layout" svg:x1="9.89cm" svg:y1="13.446cm" svg:x2="9.89cm" svg:y2="14.589cm">
          <text:p/>
        </draw:line>
        <draw:line draw:style-name="gr2" draw:text-style-name="P1" draw:layer="layout" svg:x1="9.89cm" svg:y1="15.478cm" svg:x2="12.938cm" svg:y2="16.621cm">
          <text:p/>
        </draw:line>
        <draw:line draw:style-name="gr2" draw:text-style-name="P1" draw:layer="layout" svg:x1="9.89cm" svg:y1="15.478cm" svg:x2="6.969cm" svg:y2="16.621cm">
          <text:p/>
        </draw:line>
        <draw:frame draw:style-name="gr7" draw:text-style-name="P4" draw:layer="layout" svg:width="1.747cm" svg:height="0.611cm" svg:x="9.018cm" svg:y="15.586cm">
          <draw:text-box>
            <text:p><text:span text:style-name="T2">erzeugt</text:span></text:p>
          </draw:text-box>
        </draw:frame>
        <draw:frame draw:style-name="gr7" draw:text-style-name="P4" draw:layer="layout" svg:width="1.747cm" svg:height="0.611cm" svg:x="9.997cm" svg:y="13.487cm">
          <draw:text-box>
            <text:p><text:span text:style-name="T2">erzeug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wiss" style:font-pitch="variable"/>
    <style:font-face style:name="Nimbus Sans L2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1T11:30:53.785552308</meta:creation-date>
    <dc:date>2013-10-11T13:36:09.788031334</dc:date>
    <meta:editing-duration>PT54M46S</meta:editing-duration>
    <meta:editing-cycles>3</meta:editing-cycles>
    <meta:generator>LibreOffice/4.1.2.3$Linux_X86_64 LibreOffice_project/410m0$Build-3</meta:generator>
    <meta:document-statistic meta:object-count="22"/>
  </office:meta>
</office:document-meta>
</file>